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Courier" fo:font-size="12pt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style:font-name-asian="Courier" style:font-size-asian="12pt" style:font-name-complex="Courier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fo:font-weight="bold" fo:background-color="#ffa6a6" style:font-name-asian="Courier" style:font-size-asian="12pt" style:font-weight-asian="bold" style:font-name-complex="Courier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fo:background-color="#ffff00" style:font-name-asian="Courier" style:font-size-asian="12pt" style:font-name-complex="Courier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fo:font-weight="normal" fo:background-color="#ffff00" style:font-name-asian="Courier" style:font-size-asian="12pt" style:font-weight-asian="normal" style:font-name-complex="Courier" style:font-size-complex="12pt" style:font-weight-complex="normal"/>
    </style:style>
    <style:style style:name="T1" style:family="text">
      <style:text-properties fo:color="#000000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color="#000000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T3" style:family="text">
      <style:text-properties fo:color="#000000" style:font-name="Courier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529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Purpose :</text:span> The application will have 9 different card and will let user to select and edit city. The weather information</text:p>
      <text:p text:style-name="P3">is fetched from Open Weather Map API and is displayed in cooresponding card. The app has offline support and will show </text:p>
      <text:p text:style-name="P3">previous fetched data when offline. The app will autoupdate all its information in 30 seconds so information displayed</text:p>
      <text:p text:style-name="P3">is correct and latest.</text:p>
      <text:p text:style-name="P3"/>
      <text:p text:style-name="P5">--------------------!!CAUTION!!------------------------------------------------------------------------------------</text:p>
      <text:p text:style-name="P5">THE API HAS A LIMITED USE OF 100 CALLS PER DAY, IF WEBSITE IS UNABLE TO FETCH DATA THAT MEANS THE LIMIT IS EXCEEDED.</text:p>
      <text:p text:style-name="P5">WAIT 24 HOURS BEFORE TESTING IT AGAIN.</text:p>
      <text:p text:style-name="P5">-------------------------------------------------------------------------------------------------------------------</text:p>
      <text:p text:style-name="P3"/>
      <text:p text:style-name="P4">Technologies used : </text:p>
      <text:p text:style-name="P3">1. Angular</text:p>
      <text:p text:style-name="P3">2. Bootstrap 4</text:p>
      <text:p text:style-name="P3">3. Open Weather Map API</text:p>
      <text:p text:style-name="P3"/>
      <text:p text:style-name="P3"><text:span text:style-name="T4">Hosted Link :</text:span> <text:a xlink:type="simple" xlink:href="https://maximl-weather.web.app/" text:style-name="Internet_20_link" text:visited-style-name="Visited_20_Internet_20_Link">https://maximl-weather.web.app</text:a></text:p>
      <text:p text:style-name="P3"><text:span text:style-name="T4">Github Clone URL :</text:span> <text:a xlink:type="simple" xlink:href="https://github.com/rishabh091/Weather-App.git" text:style-name="Internet_20_link" text:visited-style-name="Visited_20_Internet_20_Link">https://github.com/rishabh091/Weather-App.git</text:a></text:p>
      <text:p text:style-name="P3"/>
      <text:p text:style-name="P3"><text:span text:style-name="T4">Requirements :</text:span> </text:p>
      <text:p text:style-name="P3">1. The app consists of a grid of 9 panels. Every panel shows the weather data of one city. Initially, all panels would be empty.</text:p>
      <text:p text:style-name="P6">(COMPLETED)</text:p>
      <text:p text:style-name="P3"/>
      <text:p text:style-name="P3">2. On clicking on an empty panel, a text box is shown on the panel itself, asking the<text:span text:style-name="T5">u</text:span>ser to enter the city name. On entering the name, the panel now shows weather data for that city.</text:p>
      <text:p text:style-name="P6">(COMPLETED)</text:p>
      <text:p text:style-name="P3"/>
      <text:p text:style-name="P1"><text:span text:style-name="T1">3. Every panel should have an </text:span><text:span text:style-name="T3">button - on clicking this, the user should be able to change the city shown in that panel.</text:span></text:p>
      <text:p text:style-name="P8">(COMPLETED)</text:p>
      <text:p text:style-name="P4"/>
      <text:p text:style-name="P7">4. If there was an error in getting the data (eg. wrong city name), the panel itself shows the error and the user can re-enter the city name.</text:p>
      <text:p text:style-name="P8">(COMPLETED)</text:p>
      <text:p text:style-name="P7"/>
      <text:p text:style-name="P7">5. Every panel has a background picture that describes the <text:soft-page-break/>weather at the city – eg. sunny/rainy/cloudy.</text:p>
      <text:p text:style-name="P8">(COMPLETED)</text:p>
      <text:p text:style-name="P7"/>
      <text:p text:style-name="P7">6. The panels should be in a grid and responsive - the panels should align themselves in a row with respect to the screen size:for small screens – less number of panels in a row and for large screens - more number of panels in a row.</text:p>
      <text:p text:style-name="P8">(COMPLETED)</text:p>
      <text:p text:style-name="P7"/>
      <text:p text:style-name="P7">7. The weather data must be updated regularly - data displayed should be no more than 30 seconds old. This must not be done using a manual refresh button.</text:p>
      <text:p text:style-name="P8">(COMPLETED)</text:p>
      <text:p text:style-name="P7"/>
      <text:p text:style-name="P7">8. Enable offline use - on refreshing the page, even when offline, the page shows the last obtained weather data.</text:p>
      <text:p text:style-name="P8">(COMPLETED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  <dc:date>2020-07-04T15:17:41.841194540</dc:date>
    <meta:editing-duration>PT4M17S</meta:editing-duration>
    <meta:editing-cycles>1</meta:editing-cycles>
    <meta:document-statistic meta:table-count="0" meta:image-count="0" meta:object-count="0" meta:page-count="2" meta:paragraph-count="31" meta:word-count="354" meta:character-count="2216" meta:non-whitespace-character-count="1889"/>
  </office:meta>
</office:document-meta>
</file>